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/>
      <style:text-properties fo:color="#1b1c1d" loext:opacity="100%" style:font-name="Google Sans" loext:padding="0in" loext:border="none"/>
    </style:style>
    <style:style style:name="P2" style:family="paragraph" style:parent-style-name="Heading_20_2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/>
      <style:text-properties fo:color="#1b1c1d" loext:opacity="100%" style:font-name="Google Sans" loext:padding="0in" loext:border="none"/>
    </style:style>
    <style:style style:name="P3" style:family="paragraph" style:parent-style-name="Heading_20_2">
      <style:paragraph-properties fo:margin-left="0in" fo:margin-right="0in" fo:margin-top="0in" fo:margin-bottom="0in" style:contextual-spacing="false" fo:line-height="114%" fo:orphans="1" fo:text-indent="0in" style:auto-text-indent="false" fo:padding="0in" fo:border="none"/>
    </style:style>
    <style:style style:name="P4" style:family="paragraph" style:parent-style-name="Heading_20_3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/>
      <style:text-properties fo:color="#1b1c1d" loext:opacity="100%" style:font-name="Google Sans" loext:padding="0in" loext:border="none"/>
    </style:style>
    <style:style style:name="P5" style:family="paragraph" style:parent-style-name="Heading_20_3">
      <style:paragraph-properties fo:margin-left="0in" fo:margin-right="0in" fo:margin-top="0in" fo:margin-bottom="0in" style:contextual-spacing="false" fo:line-height="114%" fo:orphans="1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14%" fo:orphans="1" fo:text-indent="0in" style:auto-text-indent="false" fo:padding="0in" fo:border="none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line-height="114%" fo:orphans="1" fo:padding="0in" fo:border="none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line-height="114%" fo:orphans="1" fo:text-indent="0in" style:auto-text-indent="false" fo:padding="0in" fo:border="none"/>
      <style:text-properties fo:color="#1b1c1d" loext:opacity="100%" style:font-name="Google Sans Text" loext:padding="0in" loext:border="none"/>
    </style:style>
    <style:style style:name="P9" style:family="paragraph" style:parent-style-name="Text_20_body">
      <style:paragraph-properties fo:margin-left="0in" fo:margin-right="0in" fo:margin-top="0in" fo:margin-bottom="0.1665in" style:contextual-spacing="false" fo:line-height="114%" fo:orphans="1" fo:text-indent="0in" style:auto-text-indent="false" fo:padding="0in" fo:border="none"/>
      <style:text-properties fo:color="#1b1c1d" loext:opacity="100%" style:font-name="Google Sans Text" loext:padding="0in" loext:border="none"/>
    </style:style>
    <style:style style:name="P10" style:family="paragraph" style:parent-style-name="Text_20_body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/>
      <style:text-properties fo:color="#1b1c1d" loext:opacity="100%" style:font-name="Google Sans Text" loext:padding="0in" loext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line-height="114%" fo:orphans="1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margin-top="0in" fo:margin-bottom="0in" style:contextual-spacing="false" fo:line-height="114%" fo:orphans="1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14%" fo:orphans="1" fo:text-indent="0in" style:auto-text-indent="false" fo:padding="0in" fo:border="none"/>
    </style:style>
    <style:style style:name="P14" style:family="paragraph" style:parent-style-name="Text_20_body" style:list-style-name="L3">
      <style:paragraph-properties fo:margin-left="0in" fo:margin-right="0in" fo:margin-top="0in" fo:margin-bottom="0in" style:contextual-spacing="false" fo:line-height="114%" fo:orphans="1" fo:text-indent="0in" style:auto-text-indent="false" fo:padding="0in" fo:border="none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fo:line-height="114%" fo:orphans="1" fo:text-indent="0in" style:auto-text-indent="false" fo:padding="0in" fo:border="none"/>
    </style:style>
    <style:style style:name="P16" style:family="paragraph" style:parent-style-name="Text_20_body" style:list-style-name="L5">
      <style:paragraph-properties fo:margin-left="0in" fo:margin-right="0in" fo:margin-top="0in" fo:margin-bottom="0in" style:contextual-spacing="false" fo:line-height="114%" fo:orphans="1" fo:text-indent="0in" style:auto-text-indent="false" fo:padding="0in" fo:border="none"/>
    </style:style>
    <style:style style:name="P17" style:family="paragraph" style:parent-style-name="Text_20_body" style:list-style-name="L6">
      <style:paragraph-properties fo:margin-left="0in" fo:margin-right="0in" fo:margin-top="0in" fo:margin-bottom="0in" style:contextual-spacing="false" fo:line-height="114%" fo:orphans="1" fo:text-indent="0in" style:auto-text-indent="false" fo:padding="0in" fo:border="none"/>
    </style:style>
    <style:style style:name="T1" style:family="text">
      <style:text-properties fo:color="#1b1c1d" loext:opacity="100%" style:font-name="Google Sans Text" loext:padding="0in" loext:border="none"/>
    </style:style>
    <style:style style:name="T2" style:family="text">
      <style:text-properties fo:color="#1b1c1d" loext:opacity="100%" style:font-name="Google Sans" loext:padding="0in" loext:border="none"/>
    </style:style>
    <style:style style:name="T3" style:family="text">
      <style:text-properties fo:color="#444746" loext:opacity="100%" style:font-name="Google Sans Text" loext:padding="0in" loext:border="none"/>
    </style:style>
    <style:style style:name="T4" style:family="text">
      <style:text-properties fo:color="#444746" loext:opacity="100%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reamSift: Architecture Document</text:h>
      <text:p text:style-name="P8">Version: 1.1 (Deep Dive)</text:p>
      <text:p text:style-name="P8">Date: November 9, 2025</text:p>
      <text:p text:style-name="P8">Author: James Mathewson</text:p>
      <text:h text:style-name="P2" text:outline-level="2">1. Architectural Overview</text:h>
      <text:p text:style-name="P9">StreamSift is a high-throughput, low-latency packet analysis engine designed to process network traffic at line rate (10Gbps+) without dropping packets, while simultaneously performing complex, stateful analysis on thousands of concurrent streams.</text:p>
      <text:h text:style-name="P4" text:outline-level="3">1.1 Core Principles</text:h>
      <text:list text:style-name="L1">
        <text:list-item>
          <text:p text:style-name="P11"><text:span text:style-name="Strong_20_Emphasis"><text:span text:style-name="T1">Zero-Copy (mostly):</text:span></text:span><text:span text:style-name="T1"> Data is copied </text:span><text:span text:style-name="Emphasis"><text:span text:style-name="T1">once</text:span></text:span><text:span text:style-name="T1"> from the kernel (via libpcap) into our own managed buffer. After that, it is passed by pointer.</text:span></text:p>
        </text:list-item>
        <text:list-item>
          <text:p text:style-name="P11"><text:span text:style-name="Strong_20_Emphasis"><text:span text:style-name="T1">Sharded State:</text:span></text:span><text:span text:style-name="T1"> Packet streams are deterministically hashed to specific worker threads. This guarantees that all processing for a single stream happens sequentially on one CPU core, eliminating the need for complex locking on stream state.</text:span></text:p>
        </text:list-item>
        <text:list-item>
          <text:p text:style-name="P11"><text:span text:style-name="Strong_20_Emphasis"><text:span text:style-name="T1">Lock-Free Handoff:</text:span></text:span><text:span text:style-name="T1"> Communication between the single Producer thread and the N Consumer threads uses atomic, lock-free circular buffers to prevent head-of-line blocking.</text:span></text:p>
        </text:list-item>
      </text:list>
      <text:h text:style-name="P4" text:outline-level="3">1.2 System Diagram</text:h>
      <text:p text:style-name="P6"><text:span text:style-name="Source_20_Text"><text:span text:style-name="T3">graph TD</text:span></text:span></text:p>
      <text:p text:style-name="P7"><text:span text:style-name="Source_20_Text"><text:span text:style-name="T4"><text:s text:c="4"/></text:span></text:span><text:span text:style-name="Source_20_Text"><text:span text:style-name="T3">A[NIC Ring Buffer] --&gt;|libpcap| B(Producer Thread)</text:span></text:span></text:p>
      <text:p text:style-name="P7"><text:span text:style-name="Source_20_Text"><text:span text:style-name="T4"><text:s text:c="4"/></text:span></text:span><text:span text:style-name="Source_20_Text"><text:span text:style-name="T3">B --&gt;|Parse &amp; Key| B1[Recursive Parser]</text:span></text:span></text:p>
      <text:p text:style-name="P7"><text:span text:style-name="Source_20_Text"><text:span text:style-name="T4"><text:s text:c="4"/></text:span></text:span><text:span text:style-name="Source_20_Text"><text:span text:style-name="T3">B1 --&gt;|5-Tuple Key| B2[Hash Function]</text:span></text:span></text:p>
      <text:p text:style-name="P7"><text:span text:style-name="Source_20_Text"><text:span text:style-name="T4"><text:s text:c="4"/></text:span></text:span><text:span text:style-name="Source_20_Text"><text:span text:style-name="T3">B2 --&gt;|Dispatch| C{Lock-Free Queues}</text:span></text:span></text:p>
      <text:p text:style-name="P7"><text:span text:style-name="Source_20_Text"><text:span text:style-name="T4"><text:s text:c="4"/></text:span></text:span><text:span text:style-name="Source_20_Text"><text:span text:style-name="T3">C --&gt;|Q0| D[Consumer 0]</text:span></text:span></text:p>
      <text:p text:style-name="P7"><text:span text:style-name="Source_20_Text"><text:span text:style-name="T4"><text:s text:c="4"/></text:span></text:span><text:span text:style-name="Source_20_Text"><text:span text:style-name="T3">C --&gt;|Q1| E[Consumer 1]</text:span></text:span></text:p>
      <text:p text:style-name="P7"><text:span text:style-name="Source_20_Text"><text:span text:style-name="T4"><text:s text:c="4"/></text:span></text:span><text:span text:style-name="Source_20_Text"><text:span text:style-name="T3">C --&gt;|Q7| F[Consumer 7]</text:span></text:span></text:p>
      <text:p text:style-name="P7"><text:span text:style-name="Source_20_Text"><text:span text:style-name="T4"><text:s text:c="4"/></text:span></text:span><text:span text:style-name="Source_20_Text"><text:span text:style-name="T3">D --&gt; G[Stream Map 0]</text:span></text:span></text:p>
      <text:p text:style-name="P7"><text:span text:style-name="Source_20_Text"><text:span text:style-name="T4"><text:s text:c="4"/></text:span></text:span><text:span text:style-name="Source_20_Text"><text:span text:style-name="T3">E --&gt; H[Stream Map 1]</text:span></text:span></text:p>
      <text:p text:style-name="P7"><text:span text:style-name="Source_20_Text"><text:span text:style-name="T4"><text:s text:c="4"/></text:span></text:span><text:span text:style-name="Source_20_Text"><text:span text:style-name="T3">F --&gt; I[Stream Map 7]</text:span></text:span></text:p>
      <text:p text:style-name="P7"><text:span text:style-name="Source_20_Text"><text:span text:style-name="T4"><text:s text:c="4"/></text:span></text:span><text:span text:style-name="Source_20_Text"><text:span text:style-name="T3">G --&gt;|AST Eval| J{Trigger Match?}</text:span></text:span></text:p>
      <text:p text:style-name="P7"><text:span text:style-name="Source_20_Text"><text:span text:style-name="T4"><text:s text:c="4"/></text:span></text:span><text:span text:style-name="Source_20_Text"><text:span text:style-name="T3">J --&gt;|Yes| K[Flush to Disk]</text:span></text:span></text:p>
      <text:p text:style-name="P7"><text:span text:style-name="Source_20_Text"><text:span text:style-name="T4"><text:s text:c="4"/></text:span></text:span><text:span text:style-name="Source_20_Text"><text:span text:style-name="T3">J --&gt;|No| L[Drop from RAM]</text:span></text:span></text:p>
      <text:h text:style-name="P2" text:outline-level="2"><text:soft-page-break/>2. Deep Packet Inspection (The Parser)</text:h>
      <text:p text:style-name="P9">The heart of StreamSift's flexibility is its ability to see inside tunnels (GRE, IP-in-IP) without losing track of the outer connection.</text:p>
      <text:h text:style-name="P5" text:outline-level="3"><text:span text:style-name="T2">2.1 Recursive Parsing (</text:span><text:span text:style-name="Source_20_Text"><text:span text:style-name="T3">pcapkey.cpp</text:span></text:span><text:span text:style-name="T2">)</text:span></text:h>
      <text:p text:style-name="P10">The parser does not just look at fixed offsets. It walks the packet layer by layer.</text:p>
      <text:list text:style-name="L2">
        <text:list-item>
          <text:p text:style-name="P12"><text:span text:style-name="Strong_20_Emphasis"><text:span text:style-name="T1">L2 (Ethernet):</text:span></text:span><text:span text:style-name="T1"> Identifies the first EtherType (e.g., IPv4).</text:span></text:p>
        </text:list-item>
        <text:list-item>
          <text:p text:style-name="P12"><text:span text:style-name="Strong_20_Emphasis"><text:span text:style-name="T1">L3 (IPv4/6):</text:span></text:span><text:span text:style-name="T1"> Pushes the IP header info onto the </text:span><text:span text:style-name="Source_20_Text"><text:span text:style-name="T3">ProtocolStack</text:span></text:span><text:span text:style-name="T1">. Checks the </text:span><text:span text:style-name="Source_20_Text"><text:span text:style-name="T3">Next Protocol</text:span></text:span><text:span text:style-name="T1"> field.</text:span></text:p>
        </text:list-item>
        <text:list-item>
          <text:p text:style-name="P12"><text:span text:style-name="Strong_20_Emphasis"><text:span text:style-name="T1">Recursion:</text:span></text:span><text:span text:style-name="T1"> If the next protocol is another L3/L4 header (like GRE), it loops back and parses </text:span><text:span text:style-name="Emphasis"><text:span text:style-name="T1">that</text:span></text:span><text:span text:style-name="T1"> header, pushing it onto the stack.</text:span></text:p>
        </text:list-item>
        <text:list-item>
          <text:p text:style-name="P12"><text:span text:style-name="Strong_20_Emphasis"><text:span text:style-name="T1">Key Locking:</text:span></text:span><text:span text:style-name="T1"> The 5-tuple "Key" is generated from the </text:span><text:span text:style-name="Strong_20_Emphasis"><text:span text:style-name="T1">outermost</text:span></text:span><text:span text:style-name="T1"> immediately routable layers. Once a key is complete (e.g., OuterIP + GRE, or OuterIP + TCP), it is "locked", but parsing continues deep into the packet to build the full stack for inspection.</text:span></text:p>
        </text:list-item>
      </text:list>
      <text:h text:style-name="P4" text:outline-level="3">2.2 The Protocol Stack</text:h>
      <text:p text:style-name="P13"><text:span text:style-name="T1">Every packet is represented internally by a </text:span><text:span text:style-name="Source_20_Text"><text:span text:style-name="T3">ProtocolStack_t</text:span></text:span><text:span text:style-name="T1">, which is a </text:span><text:span text:style-name="Source_20_Text"><text:span text:style-name="T3">std::vector&lt;ProtocolInfo&gt;</text:span></text:span><text:span text:style-name="T1">.</text:span></text:p>
      <text:p text:style-name="P6"><text:span text:style-name="Source_20_Text"><text:span text:style-name="T3">struct ProtocolInfo {</text:span></text:span></text:p>
      <text:p text:style-name="P7"><text:span text:style-name="Source_20_Text"><text:span text:style-name="T4"><text:s text:c="4"/></text:span></text:span><text:span text:style-name="Source_20_Text"><text:span text:style-name="T3">uint32_t type; <text:s text:c="6"/>// e.g., ETHERTYPE_IP, IPPROTO_TCP</text:span></text:span></text:p>
      <text:p text:style-name="P7"><text:span text:style-name="Source_20_Text"><text:span text:style-name="T4"><text:s text:c="4"/></text:span></text:span><text:span text:style-name="Source_20_Text"><text:span text:style-name="T3">const uint8_t* data; // Pointer to start of this header</text:span></text:span></text:p>
      <text:p text:style-name="P7"><text:span text:style-name="Source_20_Text"><text:span text:style-name="T4"><text:s text:c="4"/></text:span></text:span><text:span text:style-name="Source_20_Text"><text:span text:style-name="T3">size_t header_len;</text:span></text:span></text:p>
      <text:p text:style-name="P7"><text:span text:style-name="Source_20_Text"><text:span text:style-name="T4"><text:s text:c="4"/></text:span></text:span><text:span text:style-name="Source_20_Text"><text:span text:style-name="T3">size_t payload_len;</text:span></text:span></text:p>
      <text:p text:style-name="P7"><text:span text:style-name="Source_20_Text"><text:span text:style-name="T3">};</text:span></text:span></text:p>
      <text:h text:style-name="P4" text:outline-level="3">2.3 Indexed Access</text:h>
      <text:p text:style-name="P10">Filter functions use this stack to support "deep" queries.</text:p>
      <text:list text:style-name="L3">
        <text:list-item>
          <text:p text:style-name="P14"><text:span text:style-name="Source_20_Text"><text:span text:style-name="T3">IP.TotalLen(1)</text:span></text:span><text:span text:style-name="T1"> asks for the </text:span><text:span text:style-name="Strong_20_Emphasis"><text:span text:style-name="T1">1st</text:span></text:span><text:span text:style-name="T1"> IPv4 header in the stack (the Outer IP).</text:span></text:p>
        </text:list-item>
        <text:list-item>
          <text:p text:style-name="P14"><text:span text:style-name="Source_20_Text"><text:span text:style-name="T3">IP.TotalLen(2)</text:span></text:span><text:span text:style-name="T1"> asks for the </text:span><text:span text:style-name="Strong_20_Emphasis"><text:span text:style-name="T1">2nd</text:span></text:span><text:span text:style-name="T1"> IPv4 header (the Inner IP).</text:span></text:p>
        </text:list-item>
        <text:list-item>
          <text:p text:style-name="P14"><text:span text:style-name="Source_20_Text"><text:span text:style-name="T3">IP.TotalLen(0)</text:span></text:span><text:span text:style-name="T1"> (default) scans the stack and uses the </text:span><text:span text:style-name="Strong_20_Emphasis"><text:span text:style-name="T1">first</text:span></text:span><text:span text:style-name="T1"> one it finds.</text:span></text:p>
        </text:list-item>
      </text:list>
      <text:p text:style-name="P13"><text:span text:style-name="T1">This allows precise filtering like: </text:span><text:span text:style-name="Source_20_Text"><text:span text:style-name="T3">IP.Src(1) == 1.2.3.4 AND IP.Src(2) == 10.0.0.1</text:span></text:span><text:span text:style-name="T1"> (Find packets from 1.2.3.4 that are tunneling traffic from 10.0.0.1).</text:span></text:p>
      <text:h text:style-name="P2" text:outline-level="2">3. Key Generation (Stream Identification)</text:h>
      <text:p text:style-name="P13"><text:span text:style-name="T1">To ensure that packets from Client-&gt;Server and Server-&gt;Client are treated as the </text:span><text:span text:style-name="Strong_20_Emphasis"><text:span text:style-name="T1">same stream</text:span></text:span><text:span text:style-name="T1">, we must normalize the 5-tuple key.</text:span></text:p>
      <text:h text:style-name="P4" text:outline-level="3"><text:soft-page-break/>3.1 The Canonical Key</text:h>
      <text:p text:style-name="P13"><text:span text:style-name="T1">The key is a raw byte vector (</text:span><text:span text:style-name="Source_20_Text"><text:span text:style-name="T3">std::vector&lt;uint8_t&gt;</text:span></text:span><text:span text:style-name="T1">) constructed as follows:</text:span></text:p>
      <text:list text:style-name="L4">
        <text:list-item>
          <text:p text:style-name="P15"><text:span text:style-name="Strong_20_Emphasis"><text:span text:style-name="T1">L3 Protocol:</text:span></text:span><text:span text:style-name="T1"> 2 bytes (e.g., </text:span><text:span text:style-name="Source_20_Text"><text:span text:style-name="T3">0x0800</text:span></text:span><text:span text:style-name="T1"> for IPv4).</text:span></text:p>
        </text:list-item>
        <text:list-item>
          <text:p text:style-name="P15"><text:span text:style-name="Strong_20_Emphasis"><text:span text:style-name="T1">Addresses:</text:span></text:span><text:span text:style-name="T1"> Sorted! We compare the source and destination IP addresses.</text:span></text:p>
          <text:list>
            <text:list-item>
              <text:p text:style-name="P15"><text:span text:style-name="T1">If </text:span><text:span text:style-name="Source_20_Text"><text:span text:style-name="T3">SrcIP &gt; DstIP</text:span></text:span><text:span text:style-name="T1">, we append </text:span><text:span text:style-name="Source_20_Text"><text:span text:style-name="T3">DstIP</text:span></text:span><text:span text:style-name="T1"> then </text:span><text:span text:style-name="Source_20_Text"><text:span text:style-name="T3">SrcIP</text:span></text:span><text:span text:style-name="T1">.</text:span></text:p>
            </text:list-item>
            <text:list-item>
              <text:p text:style-name="P15"><text:span text:style-name="T1">Otherwise, we append </text:span><text:span text:style-name="Source_20_Text"><text:span text:style-name="T3">SrcIP</text:span></text:span><text:span text:style-name="T1"> then </text:span><text:span text:style-name="Source_20_Text"><text:span text:style-name="T3">DstIP</text:span></text:span><text:span text:style-name="T1">.</text:span></text:p>
            </text:list-item>
            <text:list-item>
              <text:p text:style-name="P15"><text:span text:style-name="T1">We record this swap in a boolean (</text:span><text:span text:style-name="Source_20_Text"><text:span text:style-name="T3">originalAddrPortOrdering</text:span></text:span><text:span text:style-name="T1">) so we can still tell which direction the packet is actually traveling.</text:span></text:p>
            </text:list-item>
          </text:list>
        </text:list-item>
        <text:list-item>
          <text:p text:style-name="P15"><text:span text:style-name="Strong_20_Emphasis"><text:span text:style-name="T1">L4 Protocol:</text:span></text:span><text:span text:style-name="T1"> 1 byte (e.g., </text:span><text:span text:style-name="Source_20_Text"><text:span text:style-name="T3">0x06</text:span></text:span><text:span text:style-name="T1"> for TCP).</text:span></text:p>
        </text:list-item>
        <text:list-item>
          <text:p text:style-name="P15"><text:span text:style-name="Strong_20_Emphasis"><text:span text:style-name="T1">Ports:</text:span></text:span><text:span text:style-name="T1"> Sorted the same way as the IP addresses to match the canonical direction.</text:span></text:p>
        </text:list-item>
      </text:list>
      <text:p text:style-name="P13"><text:span text:style-name="T1">This guarantees that a TCP packet from </text:span><text:a xlink:type="simple" xlink:href="http://10.0.0.1:12345/" office:target-frame-name="_blank" xlink:show="new" text:style-name="Internet_20_link" text:visited-style-name="Visited_20_Internet_20_Link"><text:span text:style-name="Source_20_Text">10.0.0.1:12345</text:span></text:a><text:span text:style-name="Source_20_Text"><text:span text:style-name="T3"> -&gt; </text:span></text:span><text:a xlink:type="simple" xlink:href="http://8.8.8.8:80/" office:target-frame-name="_blank" xlink:show="new" text:style-name="Internet_20_link" text:visited-style-name="Visited_20_Internet_20_Link"><text:span text:style-name="Source_20_Text">8.8.8.8:80</text:span></text:a><text:span text:style-name="T1"> produces the </text:span><text:span text:style-name="Emphasis"><text:span text:style-name="T1">exact same key</text:span></text:span><text:span text:style-name="T1"> as the reply from </text:span><text:a xlink:type="simple" xlink:href="http://8.8.8.8:80/" office:target-frame-name="_blank" xlink:show="new" text:style-name="Internet_20_link" text:visited-style-name="Visited_20_Internet_20_Link"><text:span text:style-name="Source_20_Text">8.8.8.8:80</text:span></text:a><text:span text:style-name="Source_20_Text"><text:span text:style-name="T3"> -&gt; </text:span></text:span><text:a xlink:type="simple" xlink:href="http://10.0.0.1:12345/" office:target-frame-name="_blank" xlink:show="new" text:style-name="Internet_20_link" text:visited-style-name="Visited_20_Internet_20_Link"><text:span text:style-name="Source_20_Text">10.0.0.1:12345</text:span></text:a><text:span text:style-name="T1">.</text:span></text:p>
      <text:h text:style-name="P2" text:outline-level="2">4. The Lock-Free Queue</text:h>
      <text:p text:style-name="P13"><text:span text:style-name="T1">Communication between the Producer (which cannot block) and Consumers uses a </text:span><text:span text:style-name="Source_20_Text"><text:span text:style-name="T3">NonBlockingCircularBuffer</text:span></text:span><text:span text:style-name="T1">.</text:span></text:p>
      <text:h text:style-name="P4" text:outline-level="3">4.1 Mechanism</text:h>
      <text:list text:style-name="L5">
        <text:list-item>
          <text:p text:style-name="P16"><text:span text:style-name="Strong_20_Emphasis"><text:span text:style-name="T1">Single-Producer, Single-Consumer (SPSC):</text:span></text:span><text:span text:style-name="T1"> Each consumer thread has its </text:span><text:span text:style-name="Emphasis"><text:span text:style-name="T1">own</text:span></text:span><text:span text:style-name="T1"> dedicated queue that only the Producer writes to. This simplifies the synchronization.</text:span></text:p>
        </text:list-item>
        <text:list-item>
          <text:p text:style-name="P16"><text:span text:style-name="Strong_20_Emphasis"><text:span text:style-name="T1">Atomic Indexes:</text:span></text:span><text:span text:style-name="T1"> Uses </text:span><text:span text:style-name="Source_20_Text"><text:span text:style-name="T3">std::atomic&lt;size_t&gt;</text:span></text:span><text:span text:style-name="T1"> for </text:span><text:span text:style-name="Source_20_Text"><text:span text:style-name="T3">head</text:span></text:span><text:span text:style-name="T1"> (write index) and </text:span><text:span text:style-name="Source_20_Text"><text:span text:style-name="T3">tail</text:span></text:span><text:span text:style-name="T1"> (read index).</text:span></text:p>
        </text:list-item>
        <text:list-item>
          <text:p text:style-name="P16"><text:span text:style-name="Strong_20_Emphasis"><text:span text:style-name="T1">Memory Ordering:</text:span></text:span><text:span text:style-name="T1"> Uses </text:span><text:span text:style-name="Source_20_Text"><text:span text:style-name="T3">memory_order_release</text:span></text:span><text:span text:style-name="T1"> when updating indexes to ensure the data written to the buffer is visible </text:span><text:span text:style-name="Emphasis"><text:span text:style-name="T1">before</text:span></text:span><text:span text:style-name="T1"> the index changes, preventing race conditions without full mutex locks.</text:span></text:p>
        </text:list-item>
      </text:list>
      <text:h text:style-name="P3" text:outline-level="2"><text:span text:style-name="T2">5. Stream Lifecycle (</text:span><text:span text:style-name="Source_20_Text"><text:span text:style-name="T3">PacketStreamEval</text:span></text:span><text:span text:style-name="T2">)</text:span></text:h>
      <text:list text:style-name="L6">
        <text:list-item>
          <text:p text:style-name="P17"><text:span text:style-name="Strong_20_Emphasis"><text:span text:style-name="T1">Creation:</text:span></text:span><text:span text:style-name="T1"> First packet for a key arrives. </text:span><text:span text:style-name="Source_20_Text"><text:span text:style-name="T3">PacketStreamEval</text:span></text:span><text:span text:style-name="T1"> is created. It clones the filter AST and "binds" it (caches function pointers for speed).</text:span></text:p>
        </text:list-item>
        <text:list-item>
          <text:p text:style-name="P17"><text:span text:style-name="Strong_20_Emphasis"><text:span text:style-name="T1">Evaluation:</text:span></text:span><text:span text:style-name="T1"> Every packet is run against the "Tag" AST.</text:span></text:p>
        </text:list-item>
        <text:list-item>
          <text:p text:style-name="P17"><text:span text:style-name="Strong_20_Emphasis"><text:span text:style-name="T1">Buffering:</text:span></text:span><text:span text:style-name="T1"> Packets are pushed into a </text:span><text:span text:style-name="Source_20_Text"><text:span text:style-name="T3">std::deque</text:span></text:span><text:span text:style-name="T1">. If the stream is not currently "tagged", old packets pop off the front (maintaining the "X-before" window).</text:span></text:p>
        </text:list-item>
        <text:list-item>
          <text:p text:style-name="P17"><text:span text:style-name="Strong_20_Emphasis"><text:span text:style-name="T1">Trigger:</text:span></text:span><text:span text:style-name="T1"> If "Tag" matches, the stream enters "recording" mode for "Y-after" packets.</text:span></text:p>
        </text:list-item>
        <text:list-item>
          <text:p text:style-name="P17"><text:span text:style-name="Strong_20_Emphasis"><text:span text:style-name="T1">Save Check:</text:span></text:span><text:span text:style-name="T1"> Every packet is also run against the "Save" AST. If it matches </text:span><text:span text:style-name="Emphasis"><text:span text:style-name="T1">once</text:span></text:span><text:span text:style-name="T1">, a persistent </text:span><text:span text:style-name="Source_20_Text"><text:span text:style-name="T3">m_saveFilterMatched</text:span></text:span><text:span text:style-name="T1"> flag is set.</text:span></text:p>
        </text:list-item>
        <text:list-item>
          <text:p text:style-name="P17"><text:span text:style-name="Strong_20_Emphasis"><text:span text:style-name="T1">Expiry:</text:span></text:span><text:span text:style-name="T1"> If no packets arrive for </text:span><text:span text:style-name="Source_20_Text"><text:span text:style-name="T3">N</text:span></text:span><text:span text:style-name="T1"> seconds (defined in </text:span><text:span text:style-name="Source_20_Text"><text:span text:style-name="T3">timeouts.conf</text:span></text:span><text:span text:style-name="T1">), the stream expires.</text:span></text:p>
        </text:list-item>
        <text:list-item>
          <text:p text:style-name="P17"><text:span text:style-name="Strong_20_Emphasis"><text:span text:style-name="T1">Cleanup:</text:span></text:span><text:span text:style-name="T1"> On expiry, if </text:span><text:span text:style-name="Source_20_Text"><text:span text:style-name="T3">m_saveFilterMatched</text:span></text:span><text:span text:style-name="T1"> is true, the buffer is flushed to disk. If false, it is discarded.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9:41:25.821913686</meta:creation-date>
    <dc:date>2025-11-15T09:41:47.303988164</dc:date>
    <meta:editing-duration>PT22S</meta:editing-duration>
    <meta:editing-cycles>1</meta:editing-cycles>
    <meta:document-statistic meta:table-count="0" meta:image-count="0" meta:object-count="0" meta:page-count="4" meta:paragraph-count="73" meta:word-count="825" meta:character-count="5247" meta:non-whitespace-character-count="4461"/>
    <meta:generator>LibreOffice/24.2.7.2$Linux_X86_64 LibreOffice_project/420$Build-2</meta:generator>
  </office:meta>
</office:document-meta>
</file>